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Arial Unicode MS2" svg:font-family="'Arial Unicode MS'" style:font-family-generic="swiss"/>
    <style:font-face style:name="Arial Unicode MS" svg:font-family="'Arial Unicode MS'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in" fo:margin-bottom="0in" loext:contextual-spacing="false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" fo:font-size="10pt" style:font-name-asian="Arial1" style:font-size-asian="10pt" style:font-name-complex="Arial1" style:font-size-complex="10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auto">
        <style:tab-stops>
          <style:tab-stop style:position="0.5in"/>
          <style:tab-stop style:position="1.0417in"/>
          <style:tab-stop style:position="1.2811in"/>
        </style:tab-stops>
      </style:paragraph-properties>
      <style:text-properties style:font-name="Arial" fo:font-size="10pt" style:font-size-asian="10pt" style:font-size-complex="10pt"/>
    </style:style>
    <style:style style:name="P7" style:family="paragraph" style:parent-style-name="List_20_Paragraph" style:list-style-name="WWNum2">
      <style:paragraph-properties fo:margin-left="0.5in" fo:margin-right="0in" fo:margin-top="0in" fo:margin-bottom="0in" loext:contextual-spacing="false" fo:text-align="start" style:justify-single-word="false" fo:text-indent="-0.25in" style:auto-text-indent="false" style:writing-mode="lr-tb"/>
    </style:style>
    <style:style style:name="P8" style:family="paragraph" style:parent-style-name="List_20_Paragraph" style:list-style-name="WWNum4">
      <style:paragraph-properties fo:margin-left="0.5in" fo:margin-right="0in" fo:margin-top="0in" fo:margin-bottom="0in" loext:contextual-spacing="false" fo:text-align="start" style:justify-single-word="false" fo:text-indent="-0.25in" style:auto-text-indent="false" style:writing-mode="lr-tb"/>
    </style:style>
    <style:style style:name="P9" style:family="paragraph" style:parent-style-name="List_20_Paragraph" style:list-style-name="WWNum6">
      <style:paragraph-properties fo:margin-left="0.5in" fo:margin-right="0in" fo:margin-top="0in" fo:margin-bottom="0in" loext:contextual-spacing="false" fo:text-align="start" style:justify-single-word="false" fo:text-indent="-0.25in" style:auto-text-indent="false" style:writing-mode="lr-tb"/>
    </style:style>
    <style:style style:name="P10" style:family="paragraph" style:parent-style-name="List_20_Paragraph" style:list-style-name="WWNum8">
      <style:paragraph-properties fo:margin-left="0.5in" fo:margin-right="0in" fo:margin-top="0in" fo:margin-bottom="0in" loext:contextual-spacing="false" fo:text-align="start" style:justify-single-word="false" fo:text-indent="-0.25in" style:auto-text-indent="false" style:writing-mode="lr-tb"/>
    </style:style>
    <style:style style:name="P11" style:family="paragraph" style:parent-style-name="List_20_Paragraph" style:list-style-name="WWNum10">
      <style:paragraph-properties fo:margin-left="0.5in" fo:margin-right="0in" fo:margin-top="0in" fo:margin-bottom="0in" loext:contextual-spacing="false" fo:text-align="start" style:justify-single-word="false" fo:text-indent="-0.25in" style:auto-text-indent="false" style:writing-mode="lr-tb"/>
    </style:style>
    <style:style style:name="P12" style:family="paragraph" style:parent-style-name="List_20_Paragraph" style:list-style-name="WWNum12">
      <style:paragraph-properties fo:margin-left="0.5in" fo:margin-right="0in" fo:margin-top="0in" fo:margin-bottom="0in" loext:contextual-spacing="false" fo:text-align="start" style:justify-single-word="false" fo:text-indent="-0.25in" style:auto-text-indent="false" style:writing-mode="lr-tb"/>
    </style:style>
    <style:style style:name="P13" style:family="paragraph" style:parent-style-name="List_20_Paragraph" style:list-style-name="WWNum14">
      <style:paragraph-properties fo:margin-left="0.5in" fo:margin-right="0in" fo:margin-top="0in" fo:margin-bottom="0in" loext:contextual-spacing="false" fo:text-align="start" style:justify-single-word="false" fo:text-indent="-0.25in" style:auto-text-indent="false" style:writing-mode="lr-tb"/>
    </style:style>
    <style:style style:name="P14" style:family="paragraph" style:parent-style-name="List_20_Paragraph" style:list-style-name="WWNum16">
      <style:paragraph-properties fo:margin-left="0.5in" fo:margin-right="0in" fo:margin-top="0in" fo:margin-bottom="0in" loext:contextual-spacing="false" fo:text-align="start" style:justify-single-word="false" fo:text-indent="-0.25in" style:auto-text-indent="false" style:writing-mode="lr-tb"/>
    </style:style>
    <style:style style:name="P15" style:family="paragraph" style:parent-style-name="List_20_Paragraph" style:list-style-name="WWNum18">
      <style:paragraph-properties fo:margin-left="0.5in" fo:margin-right="0in" fo:margin-top="0in" fo:margin-bottom="0in" loext:contextual-spacing="false" fo:text-align="start" style:justify-single-word="false" fo:text-indent="-0.25in" style:auto-text-indent="false" style:writing-mode="lr-tb"/>
    </style:style>
    <style:style style:name="P16" style:family="paragraph" style:parent-style-name="List_20_Paragraph" style:list-style-name="WWNum20">
      <style:paragraph-properties fo:margin-left="0.5in" fo:margin-right="0in" fo:margin-top="0in" fo:margin-bottom="0in" loext:contextual-spacing="false" fo:text-align="start" style:justify-single-word="false" fo:text-indent="-0.25in" style:auto-text-indent="false" style:writing-mode="lr-tb"/>
    </style:style>
    <style:style style:name="P17" style:family="paragraph" style:parent-style-name="List_20_Paragraph" style:list-style-name="WWNum22">
      <style:paragraph-properties fo:margin-left="0.5in" fo:margin-right="0in" fo:margin-top="0in" fo:margin-bottom="0in" loext:contextual-spacing="false" fo:text-align="start" style:justify-single-word="false" fo:text-indent="-0.25in" style:auto-text-indent="false" style:writing-mode="lr-tb"/>
    </style:style>
    <style:style style:name="P18" style:family="paragraph" style:parent-style-name="List_20_Paragraph" style:list-style-name="WWNum24">
      <style:paragraph-properties fo:margin-left="0.5in" fo:margin-right="0in" fo:margin-top="0in" fo:margin-bottom="0in" loext:contextual-spacing="false" fo:text-align="start" style:justify-single-word="false" fo:text-indent="-0.25in" style:auto-text-indent="false" style:writing-mode="lr-tb"/>
    </style:style>
    <style:style style:name="P19" style:family="paragraph" style:parent-style-name="Header_20__26__20_Footer">
      <style:paragraph-properties fo:text-align="start" style:justify-single-word="false" style:writing-mode="lr-tb"/>
    </style:style>
    <style:style style:name="T1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style:font-name="Arial" fo:font-size="10pt" fo:language="en" fo:country="US" style:font-size-asian="10pt" style:font-size-complex="10pt"/>
    </style:style>
    <style:style style:name="T3" style:family="text">
      <style:text-properties style:font-name="Arial"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" fo:font-size="10pt" style:font-name-asian="Arial1" style:font-size-asian="10pt" style:font-name-complex="Arial1" style:font-size-complex="10pt"/>
    </style:style>
    <style:style style:name="T6" style:family="text">
      <style:text-properties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2"/>
      <text:p text:style-name="P5"><text:span text:style-name="T1">Chadwick Boggs</text:span></text:p>
      <text:p text:style-name="P3"/>
      <text:p text:style-name="P1"><text:span text:style-name="T1">SUMMARY</text:span></text:p>
      <text:list xml:id="list1524144537" text:style-name="WWNum2">
        <text:list-item>
          <text:p text:style-name="P7"><text:span text:style-name="T2">Wide breadth of technical expertise in Java/JEE/J2EE, DevOps, AWS Cloud.</text:span></text:p>
        </text:list-item>
        <text:list-item>
          <text:p text:style-name="P7"><text:span text:style-name="T2">Extensively worked with Clients on Requirements Elicitation and co-ordinate for the project planning.</text:span></text:p>
        </text:list-item>
        <text:list-item>
          <text:p text:style-name="P7"><text:span text:style-name="T2">Designed and Deployed DevOps tools for automated SDLC Java/Kotlin/Scala/Groovy back-end micro-services, Unix, Reactive Extensions, NoSQL, SQL, Cassandra, Hadoop, Protocol Buffers, OSGi, Cucumber, Wiremock, Mockito, JUnit are some things used writing enterprise software. <text:s/></text:span></text:p>
        </text:list-item>
      </text:list>
      <text:list xml:id="list2553746940" text:style-name="WWNum4">
        <text:list-item>
          <text:p text:style-name="P8"><text:span text:style-name="T2">Extensive experience in containerization (Docker/Kubernetes/ECS), Cloud, AWS Amazon Web Service, Puppet, and Zookeeper, Jetty, Tomcat, JBoss, Spring I know and used in the projects.</text:span></text:p>
        </text:list-item>
        <text:list-item>
          <text:p text:style-name="P8"><text:span text:style-name="T2">Worked at Sun Microsystems, Inc. in software engineering, then in their Java Center as a Java Consultant to their clients (Wall Street, Silicon Valley) teaching architecture, methodology, software design, coding. <text:s/></text:span></text:p>
        </text:list-item>
        <text:list-item>
          <text:p text:style-name="P8"><text:span text:style-name="T2">Worked at RedPrairie/JDA Software Group as an Engineer doing OSGi SOA, lead one new product project.</text:span></text:p>
        </text:list-item>
        <text:list-item>
          <text:p text:style-name="P8"><text:span text:style-name="T2">Worked as a Senior Architect at Packexpo, Inc.</text:span></text:p>
        </text:list-item>
      </text:list>
      <text:p text:style-name="P4"/>
      <text:p text:style-name="P1"><text:span text:style-name="T1">PROFESSIONAL EXPERIENCE:</text:span></text:p>
      <text:p text:style-name="P4"/>
      <text:p text:style-name="P1"><text:span text:style-name="T1">Comcast, Corp. <text:tab/><text:tab/><text:tab/><text:tab/><text:tab/><text:tab/><text:tab/><text:tab/><text:tab/><text:tab/>01/1/2018 - 04/1/2018</text:span></text:p>
      <text:p text:style-name="P1"><text:span text:style-name="T1">Software Engineer</text:span></text:p>
      <text:list xml:id="list1016337538" text:style-name="WWNum6">
        <text:list-item>
          <text:p text:style-name="P9"><text:span text:style-name="T2">Updated one Java system to Docker/Kubernetes, Java 11, Cucumber, Reactive Extensions, Git, Wiremock, Mockito, JUnit.</text:span></text:p>
        </text:list-item>
      </text:list>
      <text:p text:style-name="P4"/>
      <text:p text:style-name="P1"><text:span text:style-name="T1">Charter Communications. <text:s/><text:tab/><text:tab/><text:tab/><text:tab/><text:tab/><text:tab/><text:tab/><text:tab/><text:tab/>01/4/2016-12/31/2017</text:span></text:p>
      <text:p text:style-name="P1"><text:span text:style-name="T1">Software Engineer</text:span><text:span text:style-name="T2">,</text:span></text:p>
      <text:list xml:id="list73605971879328" text:continue-numbering="true" text:style-name="WWNum6">
        <text:list-item>
          <text:p text:style-name="P9"><text:span text:style-name="T2">Maintained 100+ Java micro-services, added new micro-services all in Amazon Web Services.</text:span></text:p>
        </text:list-item>
        <text:list-item>
          <text:p text:style-name="P9"><text:span text:style-name="T2">Linux, Netflix OSS, Cassandra NoSQL, Reactive Extensions, Java 8, SQS, SNS, S3, EC2, Active MQ, Mongo, Git, Spring, Wiremock, Mockito, Unit.</text:span></text:p>
        </text:list-item>
      </text:list>
      <text:p text:style-name="P4"/>
      <text:p text:style-name="P1"><text:span text:style-name="T1">Comcast, Corp. <text:tab/><text:tab/><text:tab/><text:tab/><text:tab/><text:tab/><text:tab/><text:tab/><text:tab/><text:tab/>09/1/2014 – 2015</text:span></text:p>
      <text:p text:style-name="P1"><text:span text:style-name="T1">Software Engineer</text:span></text:p>
      <text:list xml:id="list550917432" text:style-name="WWNum8">
        <text:list-item>
          <text:p text:style-name="P10"><text:span text:style-name="T2">Designed and built “RxJDBC,” a Reactive Extension, RabbitMQ Message Oriented Middleware (MOM) front to an Oracle database as part of the Resiliency Project, Java, Git, Wiremock, Mockito, JUnit.</text:span></text:p>
        </text:list-item>
      </text:list>
      <text:p text:style-name="P4"/>
      <text:p text:style-name="P1"><text:span text:style-name="T1">Tendril, Inc. <text:tab/><text:tab/><text:tab/><text:tab/><text:tab/><text:tab/><text:tab/> <text:tab/><text:tab/><text:tab/><text:tab/>02/1/2014 - 05/1/2014</text:span></text:p>
      <text:p text:style-name="P1"><text:span text:style-name="T1">Software Engineer</text:span></text:p>
      <text:list xml:id="list73605258299375" text:continue-numbering="true" text:style-name="WWNum8">
        <text:list-item>
          <text:p text:style-name="P10"><text:span text:style-name="T2">Back-end dev-ops programmer on SOA Finagle+Protobuf+Cloud Java/Scala micro-services.</text:span></text:p>
        </text:list-item>
        <text:list-item>
          <text:p text:style-name="P10"><text:span text:style-name="T2">Atlassian, Cucumber BDD, PostgreSQL, Hadoop, Hibernate, Scala, Intelli-J IDEA, Git, Puppet.</text:span></text:p>
        </text:list-item>
      </text:list>
      <text:p text:style-name="P4"/>
      <text:p text:style-name="P1"><text:span text:style-name="T1">JDA Software Group, Inc./ RedPrairie, Corp. formerly StorePerform, Inc. <text:s text:c="3"/><text:tab/><text:tab/><text:tab/>02/1/2010 - 12/31/2013</text:span></text:p>
      <text:p text:style-name="P1"><text:span text:style-name="T1">Senior Software Engineer</text:span></text:p>
      <text:list xml:id="list1261987545" text:style-name="WWNum10">
        <text:list-item>
          <text:p text:style-name="P11"><text:span text:style-name="T2">Project Lead for integration of iOS, Android mobile task system with legacy web-based system.</text:span></text:p>
        </text:list-item>
        <text:list-item>
          <text:p text:style-name="P11"><text:span text:style-name="T2">Tasks roughly are E-mail messages enhanced for distributing and tracking business actions.</text:span></text:p>
        </text:list-item>
        <text:list-item>
          <text:p text:style-name="P11"><text:span text:style-name="T2">Customers included Fortune-500 companies. Scalability, performance were significant.</text:span></text:p>
        </text:list-item>
        <text:list-item>
          <text:p text:style-name="P11"><text:span text:style-name="T2">Technologies: OSGi, Gradle, Git, and Sql Server, Git, Mercurial, Subversion, CVS.</text:span></text:p>
        </text:list-item>
        <text:list-item>
          <text:p text:style-name="P11"><text:span text:style-name="T2">Extended and maintained legacy J2EE web-based task management system.</text:span></text:p>
        </text:list-item>
      </text:list>
      <text:p text:style-name="P4"/>
      <text:p text:style-name="P1"><text:span text:style-name="T1">Independent Software Development Consultant &amp; <text:tab/><text:tab/><text:tab/><text:tab/><text:tab/><text:tab/><text:tab/>2008 - 2009</text:span></text:p>
      <text:p text:style-name="P1"><text:span text:style-name="T1">Sun Java Consultant <text:s/></text:span></text:p>
      <text:list xml:id="list373270658" text:style-name="WWNum12">
        <text:list-item>
          <text:p text:style-name="P12"><text:span text:style-name="T2">Extended and maintained a JEE merchandise inventory system with MySQL DB, Java, Spring.</text:span></text:p>
        </text:list-item>
        <text:list-item>
          <text:p text:style-name="P12"><text:span text:style-name="T2">Customers: AmDocs, Etilize, Bell South, eBay, Frontier Airlines, Skyway</text:span></text:p>
        </text:list-item>
      </text:list>
      <text:p text:style-name="P4"/>
      <text:p text:style-name="P1"><text:span text:style-name="T1">Evolution Hosting, Inc. <text:s/><text:tab/><text:tab/><text:tab/><text:tab/><text:tab/><text:tab/><text:tab/><text:tab/><text:tab/><text:tab/>2007</text:span></text:p>
      <text:p text:style-name="P1"><text:soft-page-break/><text:span text:style-name="T1">Chief Operation Officer</text:span></text:p>
      <text:list xml:id="list1408628424" text:style-name="WWNum14">
        <text:list-item>
          <text:p text:style-name="P13"><text:span text:style-name="T2">Viawest data center Linux servers for J2EE applications with Java management software, Java, Linux, VMware, Zen, Amazon Web Services.</text:span></text:p>
        </text:list-item>
        <text:list-item>
          <text:p text:style-name="P13"><text:span text:style-name="T2">Large number of customers including Crocks, Wells Fargo, and Hunter Douglass, among others.</text:span></text:p>
        </text:list-item>
      </text:list>
      <text:p text:style-name="P4"/>
      <text:p text:style-name="P1"><text:span text:style-name="T1">Independent Software Development Consultant<text:tab/><text:tab/><text:tab/><text:tab/><text:tab/><text:tab/><text:tab/>2004 - 2007</text:span></text:p>
      <text:p text:style-name="P1"><text:span text:style-name="T1">&amp; Sun Java Consultant </text:span></text:p>
      <text:list xml:id="list4238636805" text:style-name="WWNum16">
        <text:list-item>
          <text:p text:style-name="P14"><text:span text:style-name="T2">Created NIO client with could reach 100 Mb/s scale message rates.</text:span></text:p>
        </text:list-item>
        <text:list-item>
          <text:p text:style-name="P14"><text:span text:style-name="T2">Created new web sites, Java.</text:span></text:p>
        </text:list-item>
        <text:list-item>
          <text:p text:style-name="P14"><text:span text:style-name="T2">Consulted at eBay, Frontier Airlines, Bell South, Skyway representing Sun Microsystems, Inc.</text:span></text:p>
        </text:list-item>
      </text:list>
      <text:p text:style-name="P4"/>
      <text:p text:style-name="P1"><text:span text:style-name="T1">Packexpo, Inc. <text:s/><text:tab/><text:tab/><text:tab/><text:tab/><text:tab/><text:tab/><text:tab/><text:tab/><text:tab/><text:tab/><text:tab/>2002 - 2004</text:span></text:p>
      <text:p text:style-name="P1"><text:span text:style-name="T3">Senior Software Architect</text:span></text:p>
      <text:list xml:id="list646986304" text:style-name="WWNum18">
        <text:list-item>
          <text:p text:style-name="P15"><text:span text:style-name="T2">Created a reporting systems for packaging advertising services.</text:span></text:p>
        </text:list-item>
        <text:list-item>
          <text:p text:style-name="P15"><text:span text:style-name="T2">Maintained packaging advertising web site.</text:span></text:p>
        </text:list-item>
        <text:list-item>
          <text:p text:style-name="P15"><text:span text:style-name="T2">Technologies: JBoss, Linux, MySQL, Intelli-J, BeanShell, JSP, Lzop'ed data stream for large DB backups over NFS mounts, Java, Groovy.</text:span></text:p>
        </text:list-item>
      </text:list>
      <text:p text:style-name="P4"/>
      <text:p text:style-name="P1"><text:span text:style-name="T1">Sun Java Center, Sun Microsystems, Inc. <text:s/><text:tab/><text:tab/><text:tab/><text:tab/><text:tab/><text:tab/><text:tab/><text:tab/>1999 - 2002</text:span></text:p>
      <text:p text:style-name="P1"><text:span text:style-name="T3">Java Consultant</text:span></text:p>
      <text:list xml:id="list1843153492" text:style-name="WWNum20">
        <text:list-item>
          <text:p text:style-name="P16"><text:span text:style-name="T2">Represented Sun for RUP, UP, SunTone, OOA&amp;D mentoring and J2EE coding, Java, SCCS, Teamware, RCS, Solaris, Java.</text:span></text:p>
        </text:list-item>
        <text:list-item>
          <text:p text:style-name="P16"><text:span text:style-name="T2">Consulted at Citigroup, Vanguard Fiduciary Trust, Credit Suisse.</text:span></text:p>
        </text:list-item>
        <text:list-item>
          <text:p text:style-name="P16"><text:span text:style-name="T2">Performed an Architecture Assessment recommending SOA and JEE which later was followed as advised.</text:span></text:p>
        </text:list-item>
      </text:list>
      <text:p text:style-name="P4"/>
      <text:p text:style-name="P1"><text:span text:style-name="T1">Sun Educational Services, Sun Microsystems, Inc. <text:s/><text:tab/><text:tab/><text:tab/><text:tab/><text:tab/><text:tab/><text:tab/>1998 - 1999</text:span></text:p>
      <text:p text:style-name="P1"><text:span text:style-name="T3">Java Developer</text:span></text:p>
      <text:list xml:id="list1713884239" text:style-name="WWNum22">
        <text:list-item>
          <text:p text:style-name="P17"><text:span text:style-name="T2">Created web-based and Swing computer assisted training systems.</text:span></text:p>
        </text:list-item>
        <text:list-item>
          <text:p text:style-name="P17"><text:span text:style-name="T2">Improved the performance of our custom pseudo-recursive-descent parser template engine by adding caching of parser results and by altering the parsing algorithm.</text:span></text:p>
        </text:list-item>
      </text:list>
      <text:p text:style-name="P4"/>
      <text:p text:style-name="P1"><text:span text:style-name="T1">EDUCATION, CERTIFICATIONS, PATENTS</text:span></text:p>
      <text:p text:style-name="P3"/>
      <text:list xml:id="list268770090" text:style-name="WWNum24">
        <text:list-item>
          <text:p text:style-name="P18"><text:span text:style-name="T2">Sun Certified Java Developer</text:span></text:p>
        </text:list-item>
        <text:list-item>
          <text:p text:style-name="P18"><text:span text:style-name="T2">Sun Certified Java Programmer</text:span></text:p>
        </text:list-item>
        <text:list-item>
          <text:p text:style-name="P18"><text:span text:style-name="T2">Patent: #6907423 Search engine interface and method of controlling client searches</text:span></text:p>
        </text:list-item>
        <text:list-item>
          <text:p text:style-name="P18"><text:span text:style-name="T2">B.S. Computer Science, University of Colorado at Bould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Arial Unicode MS2" svg:font-family="'Arial Unicode MS'" style:font-family-generic="swiss"/>
    <style:font-face style:name="Arial Unicode MS" svg:font-family="'Arial Unicode MS'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en" fo:country="US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1pt" style:language-complex="ar" style:country-complex="SA" style:font-style-complex="normal" style:font-weight-complex="normal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eader_20__26__20_Footer" style:display-name="Header &amp; Footer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List_20_Paragraph" style:display-name="List Paragraph" style:family="paragraph" style:default-outline-level="">
      <loext:graphic-properties draw:fill-color="#ffffff"/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en" fo:country="US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0pt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0pt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0pt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4" style:display-name="ListLabel 64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0pt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65" style:display-name="ListLabel 6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6" style:display-name="ListLabel 6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7" style:display-name="ListLabel 6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68" style:display-name="ListLabel 6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9" style:display-name="ListLabel 6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0" style:display-name="ListLabel 7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71" style:display-name="ListLabel 7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2" style:display-name="ListLabel 7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3" style:display-name="ListLabel 7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74" style:display-name="ListLabel 7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5" style:display-name="ListLabel 7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77" style:display-name="ListLabel 7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9" style:display-name="ListLabel 7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80" style:display-name="ListLabel 8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1" style:display-name="ListLabel 8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2" style:display-name="ListLabel 82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0pt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83" style:display-name="ListLabel 8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4" style:display-name="ListLabel 8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5" style:display-name="ListLabel 8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86" style:display-name="ListLabel 8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7" style:display-name="ListLabel 8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8" style:display-name="ListLabel 8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89" style:display-name="ListLabel 8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0" style:display-name="ListLabel 9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1" style:display-name="ListLabel 9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92" style:display-name="ListLabel 9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3" style:display-name="ListLabel 9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4" style:display-name="ListLabel 9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95" style:display-name="ListLabel 9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6" style:display-name="ListLabel 9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7" style:display-name="ListLabel 9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98" style:display-name="ListLabel 9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9" style:display-name="ListLabel 9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0" style:display-name="ListLabel 10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0pt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01" style:display-name="ListLabel 10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2" style:display-name="ListLabel 10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3" style:display-name="ListLabel 10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04" style:display-name="ListLabel 10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5" style:display-name="ListLabel 10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6" style:display-name="ListLabel 10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07" style:display-name="ListLabel 10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8" style:display-name="ListLabel 10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9" style:display-name="ListLabel 10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10" style:display-name="ListLabel 11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11" style:display-name="ListLabel 11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12" style:display-name="ListLabel 11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13" style:display-name="ListLabel 11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14" style:display-name="ListLabel 11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15" style:display-name="ListLabel 11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16" style:display-name="ListLabel 11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17" style:display-name="ListLabel 11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18" style:display-name="ListLabel 118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0pt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19" style:display-name="ListLabel 11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0" style:display-name="ListLabel 12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1" style:display-name="ListLabel 12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22" style:display-name="ListLabel 12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3" style:display-name="ListLabel 12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4" style:display-name="ListLabel 12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25" style:display-name="ListLabel 12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6" style:display-name="ListLabel 12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7" style:display-name="ListLabel 12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28" style:display-name="ListLabel 1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9" style:display-name="ListLabel 12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30" style:display-name="ListLabel 13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31" style:display-name="ListLabel 13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32" style:display-name="ListLabel 13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33" style:display-name="ListLabel 13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34" style:display-name="ListLabel 13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35" style:display-name="ListLabel 13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36" style:display-name="ListLabel 136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0pt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37" style:display-name="ListLabel 13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38" style:display-name="ListLabel 13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39" style:display-name="ListLabel 13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40" style:display-name="ListLabel 14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41" style:display-name="ListLabel 14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42" style:display-name="ListLabel 14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43" style:display-name="ListLabel 14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44" style:display-name="ListLabel 14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45" style:display-name="ListLabel 14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46" style:display-name="ListLabel 14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47" style:display-name="ListLabel 14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48" style:display-name="ListLabel 14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49" style:display-name="ListLabel 14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50" style:display-name="ListLabel 15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51" style:display-name="ListLabel 15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52" style:display-name="ListLabel 15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53" style:display-name="ListLabel 15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54" style:display-name="ListLabel 154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0pt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55" style:display-name="ListLabel 15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56" style:display-name="ListLabel 15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57" style:display-name="ListLabel 15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58" style:display-name="ListLabel 15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59" style:display-name="ListLabel 15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60" style:display-name="ListLabel 16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61" style:display-name="ListLabel 16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62" style:display-name="ListLabel 16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63" style:display-name="ListLabel 16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64" style:display-name="ListLabel 16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65" style:display-name="ListLabel 16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66" style:display-name="ListLabel 16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67" style:display-name="ListLabel 16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68" style:display-name="ListLabel 16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69" style:display-name="ListLabel 16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70" style:display-name="ListLabel 17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71" style:display-name="ListLabel 17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72" style:display-name="ListLabel 172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0pt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73" style:display-name="ListLabel 17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74" style:display-name="ListLabel 17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75" style:display-name="ListLabel 17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76" style:display-name="ListLabel 17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77" style:display-name="ListLabel 17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78" style:display-name="ListLabel 17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79" style:display-name="ListLabel 17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80" style:display-name="ListLabel 18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81" style:display-name="ListLabel 18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82" style:display-name="ListLabel 18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83" style:display-name="ListLabel 18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84" style:display-name="ListLabel 18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85" style:display-name="ListLabel 18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86" style:display-name="ListLabel 18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87" style:display-name="ListLabel 18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88" style:display-name="ListLabel 18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89" style:display-name="ListLabel 18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0" style:display-name="ListLabel 19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0pt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91" style:display-name="ListLabel 19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2" style:display-name="ListLabel 19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3" style:display-name="ListLabel 19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94" style:display-name="ListLabel 19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5" style:display-name="ListLabel 19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6" style:display-name="ListLabel 19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97" style:display-name="ListLabel 19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8" style:display-name="ListLabel 19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9" style:display-name="ListLabel 19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00" style:display-name="ListLabel 20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01" style:display-name="ListLabel 20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02" style:display-name="ListLabel 20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03" style:display-name="ListLabel 20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04" style:display-name="ListLabel 20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05" style:display-name="ListLabel 20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06" style:display-name="ListLabel 20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07" style:display-name="ListLabel 20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08" style:display-name="ListLabel 208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0pt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09" style:display-name="ListLabel 20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10" style:display-name="ListLabel 21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11" style:display-name="ListLabel 21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12" style:display-name="ListLabel 21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13" style:display-name="ListLabel 21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14" style:display-name="ListLabel 21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15" style:display-name="ListLabel 21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16" style:display-name="ListLabel 21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1" style:display-name="Imported Style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2" style:display-name="Imported Style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3" style:display-name="Imported Style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4" style:display-name="Imported Style 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5" style:display-name="Imported Style 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6" style:display-name="Imported Style 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7" style:display-name="Imported Style 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8" style:display-name="Imported Style 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9" style:display-name="Imported Style 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10" style:display-name="Imported Style 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11" style:display-name="Imported Style 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12" style:display-name="Imported Style 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4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7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13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16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22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25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31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34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40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43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49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52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58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61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67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70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76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79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85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88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94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97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103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106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112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115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121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124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130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133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139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142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147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148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150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151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15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156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157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159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160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162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165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166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168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169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17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174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175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177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178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180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8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18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184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18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187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18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19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193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19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196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19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20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202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20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205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0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20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3" text:style-name="ListLabel_20_21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211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bullet text:level="6" text:style-name="ListLabel_20_21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214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 Unicode MS"/>
      </text:list-level-style-bullet>
      <text:list-level-style-bullet text:level="9" text:style-name="ListLabel_20_21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start" style:justify-single-word="false" style:writing-mode="lr-tb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63" meta:word-count="636" meta:character-count="4561" meta:non-whitespace-character-count="3916"/>
    <meta:generator>LibreOffice/6.1.3.2$MacOSX_X86_64 LibreOffice_project/86daf60bf00efa86ad547e59e09d6bb77c699acb</meta:generator>
  </office:meta>
</office:document-meta>
</file>